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475a7" officeooo:paragraph-rsid="001475a7"/>
    </style:style>
    <style:style style:name="P3" style:family="paragraph" style:parent-style-name="Standard">
      <style:text-properties fo:font-size="8pt" fo:font-style="italic" officeooo:rsid="001cc173" officeooo:paragraph-rsid="001cc173" style:font-size-asian="8pt" style:font-style-asian="italic" style:font-size-complex="8pt" style:font-style-complex="italic"/>
    </style:style>
    <style:style style:name="P4" style:family="paragraph" style:parent-style-name="Standard">
      <style:text-properties fo:color="#000000" fo:font-size="8pt" fo:font-style="italic" officeooo:rsid="001cc173" officeooo:paragraph-rsid="001cc173" style:font-size-asian="8pt" style:font-style-asian="italic" style:font-size-complex="8pt" style:font-style-complex="italic"/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font-size="8pt" fo:font-style="italic" officeooo:rsid="00248722" officeooo:paragraph-rsid="00248722" style:font-size-asian="8pt" style:font-style-asian="italic" style:font-size-complex="8pt" style:font-style-complex="italic"/>
    </style:style>
    <style:style style:name="P7" style:family="paragraph" style:parent-style-name="Standard">
      <style:text-properties fo:font-size="8pt" fo:font-style="italic" officeooo:rsid="0029ecba" officeooo:paragraph-rsid="0029ecba" style:font-size-asian="8pt" style:font-style-asian="italic" style:font-size-complex="8pt" style:font-style-complex="italic"/>
    </style:style>
    <style:style style:name="P8" style:family="paragraph" style:parent-style-name="Standard">
      <style:text-properties fo:font-size="8pt" fo:font-style="italic" officeooo:rsid="002ad25b" officeooo:paragraph-rsid="002ad25b" style:font-size-asian="8pt" style:font-style-asian="italic" style:font-size-complex="8pt" style:font-style-complex="italic"/>
    </style:style>
    <style:style style:name="P9" style:family="paragraph" style:parent-style-name="Standard">
      <style:text-properties fo:font-size="8pt" fo:font-style="italic" officeooo:rsid="002b7b16" officeooo:paragraph-rsid="002b7b16" style:font-size-asian="8pt" style:font-style-asian="italic" style:font-size-complex="8pt" style:font-style-complex="italic"/>
    </style:style>
    <style:style style:name="P10" style:family="paragraph" style:parent-style-name="Standard">
      <style:text-properties fo:color="#000000" style:font-name="Source Code Pro" fo:font-size="8pt" fo:font-style="italic" officeooo:rsid="00248722" officeooo:paragraph-rsid="00248722" style:font-size-asian="8pt" style:font-style-asian="italic" style:font-size-complex="8pt" style:font-style-complex="italic"/>
    </style:style>
    <style:style style:name="P11" style:family="paragraph" style:parent-style-name="Standard">
      <style:text-properties fo:color="#000000" style:font-name="Source Code Pro" fo:font-size="8pt" fo:font-style="italic" officeooo:rsid="0029ecba" officeooo:paragraph-rsid="0029ecba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style:font-name="Source Code Pro" fo:font-size="8pt" fo:font-style="italic" officeooo:rsid="002ad25b" officeooo:paragraph-rsid="002ad25b" style:font-size-asian="8pt" style:font-style-asian="italic" style:font-size-complex="8pt" style:font-style-complex="italic"/>
    </style:style>
    <style:style style:name="P13" style:family="paragraph" style:parent-style-name="Standard">
      <style:text-properties fo:color="#000000" style:font-name="Source Code Pro" fo:font-size="8pt" fo:font-style="italic" officeooo:rsid="002b7b16" officeooo:paragraph-rsid="002b7b16" style:font-size-asian="8pt" style:font-style-asian="italic" style:font-size-complex="8pt" style:font-style-complex="italic"/>
    </style:style>
    <style:style style:name="P14" style:family="paragraph" style:parent-style-name="Text_20_body">
      <style:text-properties officeooo:paragraph-rsid="00267f4f"/>
    </style:style>
    <style:style style:name="P15" style:family="paragraph" style:parent-style-name="Text_20_body">
      <style:paragraph-properties fo:text-align="start" style:justify-single-word="false"/>
      <style:text-properties officeooo:paragraph-rsid="0028141c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officeooo:rsid="001475a7"/>
    </style:style>
    <style:style style:name="T2" style:family="text">
      <style:text-properties fo:color="#9876aa" fo:font-size="8pt" fo:background-color="#232525" loext:char-shading-value="0" style:font-size-asian="8pt" style:font-size-complex="8pt"/>
    </style:style>
    <style:style style:name="T3" style:family="text">
      <style:text-properties fo:color="#cc7832" fo:font-size="8pt" fo:background-color="#232525" loext:char-shading-value="0" style:font-size-asian="8pt" style:font-size-complex="8pt"/>
    </style:style>
    <style:style style:name="T4" style:family="text">
      <style:text-properties fo:color="#6a8759" fo:font-size="8pt" fo:background-color="#232525" loext:char-shading-value="0" style:font-size-asian="8pt" style:font-size-complex="8pt"/>
    </style:style>
    <style:style style:name="T5" style:family="text">
      <style:text-properties fo:color="#ffc66d" fo:font-size="8pt" fo:font-style="italic" fo:background-color="#232525" loext:char-shading-value="0" style:font-size-asian="8pt" style:font-size-complex="8pt"/>
    </style:style>
    <style:style style:name="T6" style:family="text">
      <style:text-properties fo:font-size="8pt" fo:background-color="#232525" loext:char-shading-value="0" style:font-size-asian="8pt" style:font-size-complex="8pt"/>
    </style:style>
    <style:style style:name="T7" style:family="text">
      <style:text-properties officeooo:rsid="00267f4f"/>
    </style:style>
    <style:style style:name="T8" style:family="text">
      <style:text-properties officeooo:rsid="00166ea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3287_1259191630" text:style-name="Index_20_Link" text:visited-style-name="Index_20_Link">Procedimientos Almacenados<text:tab/>2</text:a></text:p>
          <text:p text:style-name="P5"><text:a xlink:type="simple" xlink:href="#__RefHeading___Toc13290_1259191630" text:style-name="Index_20_Link" text:visited-style-name="Index_20_Link">Llamar a un procedimiento almacenado<text:tab/>2</text:a></text:p>
          <text:p text:style-name="P5"><text:a xlink:type="simple" xlink:href="#__RefHeading___Toc13285_1259191630" text:style-name="Index_20_Link" text:visited-style-name="Index_20_Link">#sp_getUsuarios<text:tab/>2</text:a></text:p>
          <text:p text:style-name="P5"><text:a xlink:type="simple" xlink:href="#__RefHeading___Toc13295_1259191630" text:style-name="Index_20_Link" text:visited-style-name="Index_20_Link">#sp_getUsuario<text:tab/>2</text:a></text:p>
        </text:index-body>
      </text:table-of-content>
      <text:p text:style-name="P2"/>
      <text:h text:style-name="P16" text:outline-level="1"><text:bookmark-start text:name="__RefHeading___Toc13287_1259191630"/>Procedimientos Almacenados<text:bookmark-end text:name="__RefHeading___Toc13287_1259191630"/></text:h>
      <text:p text:style-name="P15"><text:span text:style-name="T8">/*<text:line-break/></text:span>Llamar a un procedimiento almacenado</text:p>
      <text:p text:style-name="P14"><text:span text:style-name="T7">$consulta = DB::select('call sp_getUsuarios()');</text:span></text:p>
      <text:p text:style-name="Text_20_body">*/</text:p>
      <text:h text:style-name="Heading_20_3" text:outline-level="3"><text:bookmark-start text:name="__RefHeading___Toc13285_1259191630"/><text:span text:style-name="T1">#sp_</text:span>getUsuarios<text:bookmark-end text:name="__RefHeading___Toc13285_1259191630"/></text:h>
      <text:p text:style-name="P2"/>
      <text:p text:style-name="P13">DELIMITER $$</text:p>
      <text:p text:style-name="P13">DROP PROCEDURE IF EXISTS `sp_getUsuarios` $$</text:p>
      <text:p text:style-name="P13">CREATE DEFINER=`homestead`@`%` PROCEDURE `sp_getUsuarios`()</text:p>
      <text:p text:style-name="P13">BEGIN</text:p>
      <text:p text:style-name="P13"><text:s text:c="2"/>SELECT </text:p>
      <text:p text:style-name="P13"><text:tab/>us.id, us.dni, us.ap_paterno, us.ap_materno, us.nombres, us.fecnac, us.est_civil, us.fec_ingreso, us.movil, us.fijo, us.direccion, us.idubigeo, us.email_corp, us.email_per, us.login, us.contacto_emergencia, us.telef_contacto, us.perfil, us.turno,</text:p>
      <text:p text:style-name="P13"><text:tab/>CONCAT(ub.dpto, "/", ub.prov, "/", ub.dist) as distrito, ub.idubigeo as ubigeo FROM usuarios us INNER JOIN ubigeo ub ON <text:s/>us.idubigeo=ub.idubigeo;</text:p>
      <text:p text:style-name="P13">END $$</text:p>
      <text:p text:style-name="P13">DELIMITER ;</text:p>
      <text:h text:style-name="Heading_20_3" text:outline-level="3"><text:bookmark-start text:name="__RefHeading___Toc13295_1259191630"/>#sp_getUsuario<text:bookmark-end text:name="__RefHeading___Toc13295_1259191630"/></text:h>
      <text:p text:style-name="P9">DELIMITER $$</text:p>
      <text:p text:style-name="P9">DROP PROCEDURE IF EXISTS `sp_getUsuario` $$</text:p>
      <text:p text:style-name="P9">CREATE DEFINER=`homestead`@`%` PROCEDURE `sp_getUsuario`( IN _id_usuario char(10))</text:p>
      <text:p text:style-name="P9">BEGIN</text:p>
      <text:p text:style-name="P9"><text:s text:c="2"/>SELECT </text:p>
      <text:p text:style-name="P9"><text:tab/>us.id, us.dni, us.ap_paterno, us.ap_materno, us.nombres, us.fecnac, us.est_civil, us.fec_ingreso, us.movil, us.fijo, us.direccion, us.idubigeo, us.email_corp, us.email_per, us.login, us.contacto_emergencia, us.telef_contacto, us.perfil, us.turno,</text:p>
      <text:p text:style-name="P9"><text:tab/>CONCAT(ub.dpto,'/', ub.prov,'/', ub.dist) as distrito, ub.idubigeo as ubigeo FROM usuarios us INNER JOIN ubigeo ub ON us.idubigeo=ub.idubigeo WHERE us.id=_id_usuario;</text:p>
      <text:p text:style-name="P9">END $$</text:p>
      <text:p text:style-name="P9">DELIMITER ;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5:54:30.335626787</meta:creation-date>
    <dc:date>2017-07-13T16:39:47.984513945</dc:date>
    <meta:editing-duration>PT7H51M1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144" meta:character-count="1371" meta:non-whitespace-character-count="1245"/>
  </office:meta>
</office:document-meta>
</file>